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1129 Sheet1.B1:Sheet1.B11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3:03:21.4422620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2:55:27.789925615</meta:creation-date>
    <dc:date>2015-04-07T13:08:42.049337144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22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A1:Sheet1.B1129" chart:data-source-has-labels="column" svg:x="1.331cm" svg:y="0.18cm" svg:width="14.349cm" svg:height="7.659cm">
          <chartooo:coordinate-region svg:x="2.138cm" svg:y="0.379cm" svg:width="13.542cm" svg:height="6.406cm"/>
          <chart:axis chart:dimension="x" chart:name="primary-x" chart:style-name="ch3" chartooo:axis-type="auto">
            <chartooo:date-scale/>
            <chart:title svg:x="6.86cm" svg:y="8.019cm" chart:style-name="ch4">
              <text:p>Frequency of Answers</text:p>
            </chart:title>
            <chart:categories table:cell-range-address="Sheet1.A1:Sheet1.A1129"/>
          </chart:axis>
          <chart:axis chart:dimension="y" chart:name="primary-y" chart:style-name="ch5">
            <chart:title svg:x="0.451cm" svg:y="5.469cm" chart:style-name="ch6">
              <text:p>Frequency of Users</text:p>
            </chart:title>
            <chart:grid chart:style-name="ch7" chart:class="major"/>
          </chart:axis>
          <chart:series chart:style-name="ch8" chart:values-cell-range-address="Sheet1.B1:Sheet1.B1129" chart:class="chart:bar">
            <chart:data-point chart:repeated="11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1:Sheet1.A1129</svg:desc>
                </draw:g>
              </table:table-cell>
              <table:table-cell office:value-type="float" office:value="0">
                <text:p>0</text:p>
                <draw:g>
                  <svg:desc>Sheet1.B1:Sheet1.B1129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1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2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3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4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5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6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7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9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1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2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3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4">
                <text:p>1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5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6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7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8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19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2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3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6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8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9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1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2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3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4">
                <text:p>1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5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6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7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8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9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1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2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3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4">
                <text:p>1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5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6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7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8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1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2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3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4">
                <text:p>1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5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6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7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8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9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1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2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3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4">
                <text:p>1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5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6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7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8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9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1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2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3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4">
                <text:p>10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5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6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7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8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79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1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2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3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4">
                <text:p>10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5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6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9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1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2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4">
                <text:p>10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5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6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7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8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9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1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2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3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4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5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6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7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8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9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1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2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3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4">
                <text:p>1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5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6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7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8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9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1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2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3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4">
                <text:p>1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5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6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7">
                <text:p>1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8">
                <text:p>11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